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13cm" fo:margin-left="0cm" table:align="left" fo:background-color="transparent">
        <style:background-image/>
      </style:table-properties>
    </style:style>
    <style:style style:name="Tableau1.A" style:family="table-column">
      <style:table-column-properties style:column-width="3.995cm"/>
    </style:style>
    <style:style style:name="Tableau1.B" style:family="table-column">
      <style:table-column-properties style:column-width="13.018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fo:padding="0.097cm" fo:border-left="0.5pt solid #000000" fo:border-right="none" fo:border-top="none" fo:border-bottom="0.5pt solid #000000"/>
    </style:style>
    <style:style style:name="Tableau1.B7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fo:padding="0.097cm" fo:border-left="0.5pt solid #000000" fo:border-right="none" fo:border-top="none" fo:border-bottom="0.5pt solid #000000"/>
    </style:style>
    <style:style style:name="Tableau1.B9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fo:padding="0.097cm" fo:border-left="0.5pt solid #000000" fo:border-right="none" fo:border-top="none" fo:border-bottom="0.5pt solid #000000"/>
    </style:style>
    <style:style style:name="Tableau1.B10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22b8c" officeooo:paragraph-rsid="000e7652" style:font-size-asian="12.25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fo:font-size="14pt" style:font-size-asian="12.25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officeooo:rsid="0014fcec" officeooo:paragraph-rsid="0014fcec" style:font-size-asian="12.25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font-size="14pt" officeooo:rsid="001570f8" officeooo:paragraph-rsid="001570f8" style:font-size-asian="12.25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officeooo:rsid="00159a91" officeooo:paragraph-rsid="00159a91" style:font-size-asian="12.25pt" style:font-size-complex="14pt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officeooo:rsid="0014fcec" officeooo:paragraph-rsid="0014fcec" style:font-size-asian="12.25pt" style:font-weight-asian="bold" style:font-size-complex="14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8pt" style:text-underline-style="none" officeooo:rsid="0014fcec" officeooo:paragraph-rsid="0014fcec" style:font-size-asian="18pt" style:font-size-complex="18pt"/>
    </style:style>
    <style:style style:name="T1" style:family="text">
      <style:text-properties officeooo:rsid="00159a9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15d7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7">Dictionnaire de données</text:p>
          </table:table-cell>
          <table:covered-table-cell/>
        </table:table-row>
        <table:table-row table:style-name="Tableau1.1">
          <table:table-cell table:style-name="Tableau1.A2" office:value-type="string">
            <text:p text:style-name="P6">Nom de la donnée</text:p>
          </table:table-cell>
          <table:table-cell table:style-name="Tableau1.B2" office:value-type="string">
            <text:p text:style-name="P6">Description</text:p>
          </table:table-cell>
        </table:table-row>
        <table:table-row table:style-name="TableLine94434776575728">
          <table:table-cell table:style-name="Tableau1.A9" office:value-type="string">
            <text:p text:style-name="P3">Catégories</text:p>
          </table:table-cell>
          <table:table-cell table:style-name="Tableau1.B9" office:value-type="string">
            <text:p text:style-name="P4">Définit la catégorie du produit.</text:p>
          </table:table-cell>
        </table:table-row>
        <table:table-row table:style-name="TableLine94434776575728">
          <table:table-cell table:style-name="Tableau1.A9" office:value-type="string">
            <text:p text:style-name="P3">Produit</text:p>
          </table:table-cell>
          <table:table-cell table:style-name="Tableau1.B9" office:value-type="string">
            <text:p text:style-name="P4">Définit le nom du produit, sa quantité, sa description, etc...</text:p>
          </table:table-cell>
        </table:table-row>
        <table:table-row table:style-name="TableLine94434776575728">
          <table:table-cell table:style-name="Tableau1.A9" office:value-type="string">
            <text:p text:style-name="P3">Fournisseur</text:p>
          </table:table-cell>
          <table:table-cell table:style-name="Tableau1.B9" office:value-type="string">
            <text:p text:style-name="P5">Définit les différents fournisseurs qui existent et qui peuvent fournir les différents produits.</text:p>
          </table:table-cell>
        </table:table-row>
        <table:table-row table:style-name="TableLine94434776575728">
          <table:table-cell table:style-name="Tableau1.A9" office:value-type="string">
            <text:p text:style-name="P3">Boites</text:p>
          </table:table-cell>
          <table:table-cell table:style-name="Tableau1.B9" office:value-type="string">
            <text:p text:style-name="P4">Définit les produits que contient la boite, ainsi que la zone a laquelle elle appartient.</text:p>
          </table:table-cell>
        </table:table-row>
        <table:table-row table:style-name="TableLine94434776575728">
          <table:table-cell table:style-name="Tableau1.A9" office:value-type="string">
            <text:p text:style-name="P3">Utilisateurs</text:p>
          </table:table-cell>
          <table:table-cell table:style-name="Tableau1.B9" office:value-type="string">
            <text:p text:style-name="P4">Définit les utilisateurs qui peuvent accéder à la base de donnée, <text:span text:style-name="T1">ainsi que les informations personnelles correspondantes.</text:span></text:p>
          </table:table-cell>
        </table:table-row>
        <table:table-row table:style-name="TableLine94434776575728">
          <table:table-cell table:style-name="Tableau1.A9" office:value-type="string">
            <text:p text:style-name="P3">Zone</text:p>
          </table:table-cell>
          <table:table-cell table:style-name="Tableau1.B9" office:value-type="string">
            <text:p text:style-name="P4">Définit <text:span text:style-name="T1">les zones dans lesquelles peuvent se trouver les boites de produits.</text:span></text:p>
          </table:table-cell>
        </table:table-row>
        <table:table-row table:style-name="TableLine94434776575728">
          <table:table-cell table:style-name="Tableau1.A9" office:value-type="string">
            <text:p text:style-name="P3">Salle</text:p>
          </table:table-cell>
          <table:table-cell table:style-name="Tableau1.B9" office:value-type="string">
            <text:p text:style-name="P5">Définit les salles qui existent dans les zones.</text:p>
          </table:table-cell>
        </table:table-row>
        <table:table-row table:style-name="TableLine94434776575728">
          <table:table-cell table:style-name="Tableau1.A10" office:value-type="string">
            <text:p text:style-name="P3">Bâtiment</text:p>
          </table:table-cell>
          <table:table-cell table:style-name="Tableau1.B10" office:value-type="string">
            <text:p text:style-name="P5">Définit les bâtiments dans le<text:span text:style-name="T4">s</text:span>quels peuvent se trouver les salles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2T10:55:54.690625054</meta:creation-date>
    <dc:date>2023-01-12T16:18:57.421867042</dc:date>
    <meta:editing-duration>PT37M35S</meta:editing-duration>
    <meta:editing-cycles>4</meta:editing-cycles>
    <meta:generator>LibreOffice/7.3.5.2$Linux_X86_64 LibreOffice_project/30$Build-2</meta:generator>
    <meta:document-statistic meta:table-count="1" meta:image-count="0" meta:object-count="0" meta:page-count="1" meta:paragraph-count="19" meta:word-count="106" meta:character-count="703" meta:non-whitespace-character-count="616"/>
  </office:meta>
</office:document-meta>
</file>